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500000065E18C98A93C92D16A.png" manifest:media-type="image/png"/>
  <manifest:file-entry manifest:full-path="Pictures/1000007E00000A7000000A70A1687D51932D1E1D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 loext:tab-stop-distance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 loext:tab-stop-distance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 loext:tab-stop-distance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 loext:tab-stop-distance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 loext:tab-stop-distance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 loext:tab-stop-distance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46.7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1000007E00000A7000000A70A1687D51932D1E1D.svg" xlink:type="simple" xlink:show="embed" xlink:actuate="onLoad" draw:mime-type="image/svg+xml">
          <text:p/>
        </draw:image>
        <draw:image xlink:href="Pictures/100000010000006500000065E18C98A93C92D16A.png" xlink:type="simple" xlink:show="embed" xlink:actuate="onLoad" draw:mime-type="image/png"/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6T10:59:09.712000000</meta:creation-date>
    <dc:date>2023-10-23T12:29:19.206204870</dc:date>
    <meta:editing-duration>PT6M22S</meta:editing-duration>
    <meta:editing-cycles>2</meta:editing-cycles>
    <meta:generator>LibreOfficeDev/24.2.0.0.alpha0$Linux_X86_64 LibreOffice_project/947e6a955c51e706c90fe362d78b005e794df50c</meta:generator>
    <meta:document-statistic meta:object-count="35"/>
  </office:meta>
</office:document-meta>
</file>